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size="42pt" officeooo:paragraph-rsid="001ff4e7" style:font-size-asian="42pt" style:font-size-complex="4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1ff4e7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1ff4e7" officeooo:paragraph-rsid="001ff4e7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size="18pt" fo:font-weight="bold" officeooo:rsid="001ff4e7" officeooo:paragraph-rsid="001ff4e7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weight="normal" officeooo:rsid="001ff4e7" officeooo:paragraph-rsid="001ff4e7" style:font-weight-asian="normal" style:font-weight-complex="normal"/>
    </style:style>
    <style:style style:name="P6" style:family="paragraph" style:parent-style-name="Text_20_body" style:list-style-name="L1">
      <style:paragraph-properties fo:margin-left="0cm" fo:margin-right="0cm" fo:text-indent="0cm" style:auto-text-indent="false"/>
      <style:text-properties fo:font-weight="normal" officeooo:rsid="001ff4e7" style:font-weight-asian="normal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weight="normal" officeooo:rsid="001ff4e7" style:font-weight-asian="normal" style:font-weight-complex="normal"/>
    </style:style>
    <style:style style:name="P8" style:family="paragraph" style:parent-style-name="Heading_20_3">
      <style:paragraph-properties fo:margin-left="0cm" fo:margin-right="0cm" fo:text-indent="0cm" style:auto-text-indent="false"/>
      <style:text-properties fo:font-size="18pt" officeooo:rsid="001ff4e7" officeooo:paragraph-rsid="001ff4e7" style:font-size-asian="18pt" style:font-size-complex="18pt"/>
    </style:style>
    <style:style style:name="P9" style:family="paragraph" style:parent-style-name="Heading_20_4">
      <style:paragraph-properties fo:margin-left="0cm" fo:margin-right="0cm" fo:text-indent="0cm" style:auto-text-indent="false"/>
      <style:text-properties fo:font-size="14pt" fo:font-weight="bold" officeooo:rsid="001ff4e7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1ff4e7"/>
    </style:style>
    <style:style style:name="P11" style:family="paragraph" style:parent-style-name="Text_20_body" style:list-style-name="L2">
      <style:paragraph-properties fo:margin-left="0cm" fo:margin-right="0cm" fo:text-indent="0cm" style:auto-text-indent="false"/>
      <style:text-properties officeooo:rsid="001ff4e7"/>
    </style:style>
    <style:style style:name="P12" style:family="paragraph" style:parent-style-name="Text_20_body" style:list-style-name="L2">
      <style:paragraph-properties fo:margin-left="0cm" fo:margin-right="0cm" fo:text-indent="0cm" style:auto-text-indent="false"/>
      <style:text-properties fo:font-weight="normal" officeooo:rsid="001ff4e7" style:font-weight-asian="normal" style:font-weight-complex="normal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1ff4e7" officeooo:paragraph-rsid="0020a604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weight="bold" officeooo:rsid="001ff4e7" officeooo:paragraph-rsid="0020a604" style:font-weight-asian="bold" style:font-weight-complex="bold"/>
    </style:style>
    <style:style style:name="P15" style:family="paragraph" style:parent-style-name="Heading_20_4">
      <style:paragraph-properties fo:margin-left="0cm" fo:margin-right="0cm" fo:text-indent="0cm" style:auto-text-indent="false"/>
      <style:text-properties fo:font-weight="normal" officeooo:rsid="001ff4e7" officeooo:paragraph-rsid="0020a604" style:font-weight-asian="normal" style:font-weight-complex="normal"/>
    </style:style>
    <style:style style:name="P16" style:family="paragraph" style:parent-style-name="Heading_20_4" style:list-style-name="L3">
      <style:text-properties fo:font-weight="normal" officeooo:rsid="001ff4e7" officeooo:paragraph-rsid="0020a604" style:font-weight-asian="normal" style:font-weight-complex="normal"/>
    </style:style>
    <style:style style:name="P17" style:family="paragraph" style:parent-style-name="Heading_20_4">
      <style:paragraph-properties fo:margin-left="0cm" fo:margin-right="0cm" fo:text-indent="0cm" style:auto-text-indent="false"/>
      <style:text-properties fo:font-size="14pt" officeooo:rsid="001ff4e7" officeooo:paragraph-rsid="001ff4e7" style:font-size-asian="14pt" style:font-size-complex="14pt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size="14pt" officeooo:rsid="001ff4e7" officeooo:paragraph-rsid="001ff4e7" style:font-size-asian="14pt" style:font-size-complex="14pt"/>
    </style:style>
    <style:style style:name="P19" style:family="paragraph" style:parent-style-name="Heading_20_4">
      <style:paragraph-properties fo:margin-left="0cm" fo:margin-right="0cm" fo:text-indent="0cm" style:auto-text-indent="false"/>
      <style:text-properties fo:font-size="14pt" officeooo:rsid="001ff4e7" officeooo:paragraph-rsid="0020a604" style:font-size-asian="14pt" style:font-size-complex="14pt"/>
    </style:style>
    <style:style style:name="P20" style:family="paragraph" style:parent-style-name="Heading_20_4">
      <style:paragraph-properties fo:margin-left="0cm" fo:margin-right="0cm" fo:text-indent="0cm" style:auto-text-indent="false"/>
      <style:text-properties fo:font-size="14pt" fo:font-weight="bold" officeooo:rsid="001ff4e7" officeooo:paragraph-rsid="0020a604" style:font-size-asian="14pt" style:font-weight-asian="bold" style:font-size-complex="14pt" style:font-weight-complex="bold"/>
    </style:style>
    <style:style style:name="P21" style:family="paragraph" style:parent-style-name="Heading_20_4">
      <style:paragraph-properties fo:margin-left="0cm" fo:margin-right="0cm" fo:text-indent="0cm" style:auto-text-indent="false"/>
      <style:text-properties fo:font-weight="bold" officeooo:rsid="001ff4e7" officeooo:paragraph-rsid="0020a604" style:font-weight-asian="bold" style:font-weight-complex="bold"/>
    </style:style>
    <style:style style:name="P22" style:family="paragraph" style:parent-style-name="Text_20_body" style:list-style-name="L4">
      <style:paragraph-properties fo:margin-left="0cm" fo:margin-right="0cm" fo:text-indent="0cm" style:auto-text-indent="false"/>
      <style:text-properties style:font-name="Liberation Serif" fo:font-size="12pt" fo:font-weight="normal" officeooo:rsid="0020a604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020a604"/>
    </style:style>
    <style:style style:name="P24" style:family="paragraph" style:parent-style-name="Heading_20_2">
      <style:paragraph-properties fo:margin-left="0cm" fo:margin-right="0cm" fo:text-indent="0cm" style:auto-text-indent="false"/>
      <style:text-properties officeooo:rsid="001ff4e7" officeooo:paragraph-rsid="001ff4e7"/>
    </style:style>
    <style:style style:name="P25" style:family="paragraph" style:parent-style-name="Text_20_body">
      <style:text-properties style:font-name="Liberation Serif" fo:font-size="12pt" fo:font-weight="normal" officeooo:rsid="001ff4e7" style:font-size-asian="12pt" style:font-weight-asian="normal" style:font-size-complex="12pt" style:font-weight-complex="normal"/>
    </style:style>
    <style:style style:name="P26" style:family="paragraph" style:parent-style-name="Text_20_body" style:list-style-name="L5">
      <style:paragraph-properties fo:margin-left="0cm" fo:margin-right="0cm" fo:text-indent="0cm" style:auto-text-indent="false"/>
      <style:text-properties style:font-name="Liberation Serif" officeooo:rsid="001ff4e7"/>
    </style:style>
    <style:style style:name="P27" style:family="paragraph" style:parent-style-name="Text_20_body">
      <style:text-properties style:font-name="Liberation Serif" officeooo:rsid="001ff4e7"/>
    </style:style>
    <style:style style:name="T1" style:family="text">
      <style:text-properties officeooo:rsid="001ff4e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0a604" style:font-weight-asian="normal" style:font-weight-complex="normal"/>
    </style:style>
    <style:style style:name="T5" style:family="text">
      <style:text-properties officeooo:rsid="0020a604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style:font-name="Liberation Serif" fo:font-size="12pt" fo:font-weight="normal" officeooo:rsid="0020a604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0" style:family="text">
      <style:text-properties officeooo:rsid="0020c6b4"/>
    </style:style>
    <style:style style:name="T11" style:family="text">
      <style:text-properties style:text-underline-style="solid" style:text-underline-width="auto" style:text-underline-color="font-color" officeooo:rsid="0020c6b4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Fase 1 – Proyecto Android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>Autor</text:span><text:span text:style-name="Strong_20_Emphasis"><text:span text:style-name="T1">es</text:span></text:span><text:span text:style-name="Strong_20_Emphasis">:</text:span> <text:span text:style-name="T1">Alejandro Guzmán y </text:span>Juan Diego Sánchez</text:p>
      <text:p text:style-name="P2"><text:span text:style-name="Strong_20_Emphasis">Asignatura:</text:span> Desarrollo de Aplicaciones Multiplataforma</text:p>
      <text:p text:style-name="P2"><text:span text:style-name="Strong_20_Emphasis">Fecha:</text:span> <text:span text:style-name="T1">11/01/2026</text:span></text:p>
      <text:p text:style-name="P3"/>
      <text:p text:style-name="P4"><text:soft-page-break/>Objetivo del proyecto</text:p>
      <text:p text:style-name="P5">El objetivo de esta primera fase es desarrollar una aplicación Android sencilla que permita:</text:p>
      <text:list text:style-name="L1">
        <text:list-item>
          <text:p text:style-name="P6">Mostrar una lista de elementos (en nuestro caso, películas).</text:p>
        </text:list-item>
        <text:list-item>
          <text:p text:style-name="P6">Navegar a una pantalla que muestre los detalles de cada una.</text:p>
        </text:list-item>
        <text:list-item>
          <text:p text:style-name="P6">Pasar parámetros entre pantallas (título, id, imagen).</text:p>
        </text:list-item>
        <text:list-item>
          <text:p text:style-name="P6">Utilizar Jetpack Compose como sistema de UI.</text:p>
        </text:list-item>
        <text:list-item>
          <text:p text:style-name="P6">Aplicar navegación con NavHostController.</text:p>
        </text:list-item>
      </text:list>
      <text:p text:style-name="P7">En esta fase nos centramos en la estructura básica de la app, sin funcionalidades avanzadas.</text:p>
      <text:h text:style-name="P8" text:outline-level="3"/>
      <text:h text:style-name="P8" text:outline-level="3">Pantallas implementadas</text:h>
      <text:h text:style-name="P9" text:outline-level="4">1. <text:span text:style-name="T2">LogScreen</text:span></text:h>
      <text:p text:style-name="P10"><text:span text:style-name="T3">Es la primera pantalla de la aplicación. </text:span><text:span text:style-name="T4">Sus funciones son</text:span><text:span text:style-name="Strong_20_Emphasis"><text:span text:style-name="T3">:</text:span></text:span></text:p>
      <text:list text:style-name="L2">
        <text:list-item>
          <text:p text:style-name="P11"><text:span text:style-name="Strong_20_Emphasis"><text:span text:style-name="T4">Ser la p</text:span></text:span><text:span text:style-name="Strong_20_Emphasis"><text:span text:style-name="T3">antalla de acceso</text:span></text:span><text:span text:style-name="T3">.</text:span></text:p>
        </text:list-item>
        <text:list-item>
          <text:p text:style-name="P12"><text:span text:style-name="T5">I</text:span>nclu<text:span text:style-name="T5">ye</text:span>:</text:p>
          <text:list>
            <text:list-item>
              <text:p text:style-name="P12">Campo de nombre de usuario o identificación simple.</text:p>
            </text:list-item>
            <text:list-item>
              <text:p text:style-name="P12">Botón para continuar.</text:p>
            </text:list-item>
          </text:list>
        </text:list-item>
        <text:list-item>
          <text:p text:style-name="P12">Al pulsar el botón, <text:span text:style-name="T5">llevará</text:span> <text:span text:style-name="T5">a HomeScreen</text:span>.</text:p>
        </text:list-item>
      </text:list>
      <text:p text:style-name="P13"><text:span text:style-name="T3">Su objetivo principal en esta fase es </text:span><text:span text:style-name="Strong_20_Emphasis"><text:span text:style-name="T3">iniciar el flujo de la app</text:span></text:span><text:span text:style-name="T3"> y demostrar el uso de la navegación inicial</text:span></text:p>
      <text:p text:style-name="P14"><text:span text:style-name="T6">2. </text:span><text:span text:style-name="T7">HomeScreen</text:span></text:p>
      <text:h text:style-name="P15" text:outline-level="4"><text:span text:style-name="T5">En esta pantalla se m</text:span>uestra una lista de películas. <text:span text:style-name="T5">C</text:span>ada elemento contiene:</text:h>
      <text:list text:style-name="L3">
        <text:list-item>
          <text:h text:style-name="P16" text:outline-level="4">Imagen</text:h>
        </text:list-item>
        <text:list-item>
          <text:h text:style-name="P16" text:outline-level="4">Posición en el ranking</text:h>
        </text:list-item>
        <text:list-item>
          <text:h text:style-name="P16" text:outline-level="4">Título</text:h>
        </text:list-item>
      </text:list>
      <text:h text:style-name="P15" text:outline-level="4">Al pulsar una película, <text:span text:style-name="T5">te lleva</text:span> a la pantalla de detalle<text:span text:style-name="T5">s</text:span> <text:span text:style-name="T5">(DetailScreen) </text:span>enviándo<text:span text:style-name="T5">le los</text:span> parámetros.</text:h>
      <text:h text:style-name="P17" text:outline-level="4"/>
      <text:p text:style-name="P18"/>
      <text:p text:style-name="P18"/>
      <text:p text:style-name="P18"/>
      <text:h text:style-name="P19" text:outline-level="4"><text:soft-page-break/></text:h>
      <text:h text:style-name="P20" text:outline-level="4"/>
      <text:h text:style-name="P21" text:outline-level="4"><text:span text:style-name="T6">3. </text:span><text:span text:style-name="T7">DetailScreen</text:span></text:h>
      <text:p text:style-name="P13"><text:span text:style-name="Source_20_Text"><text:span text:style-name="T8">La pantalla </text:span></text:span><text:span text:style-name="Source_20_Text"><text:span text:style-name="Strong_20_Emphasis"><text:span text:style-name="T8">DetailScreen</text:span></text:span></text:span><text:span text:style-name="Source_20_Text"><text:span text:style-name="T8"> recibe los parámetros enviados desde </text:span></text:span><text:span text:style-name="Source_20_Text"><text:span text:style-name="Strong_20_Emphasis"><text:span text:style-name="T8">HomeScreen</text:span></text:span></text:span><text:span text:style-name="Source_20_Text"><text:span text:style-name="T8"> y muestra la información detallada de la película seleccionada. Los datos que se visualizan son:</text:span></text:span></text:p>
      <text:list text:style-name="L4">
        <text:list-item>
          <text:p text:style-name="P22">Posición en el ranking</text:p>
        </text:list-item>
        <text:list-item>
          <text:p text:style-name="P22">Título de la película</text:p>
        </text:list-item>
        <text:list-item>
          <text:p text:style-name="P22">Imagen ampliada</text:p>
        </text:list-item>
      </text:list>
      <text:p text:style-name="P23"><text:span text:style-name="T9">Su función principal es presentar la información individual de cada elemento y demostrar el paso de parámetros mediante navegación con </text:span><text:span text:style-name="Source_20_Text"><text:span text:style-name="T9">NavHostController</text:span></text:span><text:span text:style-name="T9">.</text:span></text:p>
      <text:h text:style-name="P24" text:outline-level="2"/>
      <text:h text:style-name="P24" text:outline-level="2">Recursos utilizados</text:h>
      <text:p text:style-name="P25">Para el desarrollo de esta fase <text:span text:style-name="T10">hemos </text:span><text:span text:style-name="T11">usa</text:span><text:span text:style-name="T12">do</text:span> los siguientes recursos:</text:p>
      <text:list text:style-name="L5">
        <text:list-item>
          <text:p text:style-name="P26"><text:span text:style-name="Strong_20_Emphasis"><text:span text:style-name="T13">Imágenes almacenadas en </text:span></text:span><text:span text:style-name="Source_20_Text"><text:span text:style-name="T9">res/drawable</text:span></text:span><text:span text:style-name="T13">, utilizadas para representar las portadas de las películas.</text:span></text:p>
        </text:list-item>
        <text:list-item>
          <text:p text:style-name="P26"><text:span text:style-name="Strong_20_Emphasis"><text:span text:style-name="T13">Iconos de Material Icons</text:span></text:span><text:span text:style-name="T13">, integrados mediante las librerías oficiales de Jetpack Compose para mejorar la interfaz y la experiencia visual.</text:span></text:p>
        </text:list-item>
      </text:list>
      <text:p text:style-name="P27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1T19:26:24.190756300</meta:creation-date>
    <dc:date>2026-01-11T19:51:09.149239000</dc:date>
    <meta:editing-duration>PT9M33S</meta:editing-duration>
    <meta:editing-cycles>3</meta:editing-cycles>
    <meta:generator>LibreOffice/25.2.7.2$Windows_X86_64 LibreOffice_project/5cbfd1ab6520636bb5f7b99185aa69bd7456825d</meta:generator>
    <meta:document-statistic meta:table-count="0" meta:image-count="0" meta:object-count="0" meta:page-count="3" meta:paragraph-count="37" meta:word-count="302" meta:character-count="1911" meta:non-whitespace-character-count="1663"/>
  </office:meta>
</office:document-meta>
</file>